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paragraph-rsid="001bdafb" style:font-size-asian="16pt" style:language-asian="en" style:country-asian="US" style:font-name-complex="Times New Roman2" style:font-size-complex="16pt" style:language-complex="ar" style:country-complex="SA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bold" officeooo:paragraph-rsid="001bdafb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bdafb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paragraph-rsid="001bdafb" style:font-size-asian="16pt" style:language-asian="en" style:country-asian="US" style:font-name-complex="Times New Roman2" style:font-size-complex="16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bdafb" style:font-size-asian="16pt" style:font-size-complex="16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" fo:font-size="16pt" fo:language="ru" fo:country="RU" officeooo:rsid="00193a35" officeooo:paragraph-rsid="001bdafb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7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bdafb" style:font-size-asian="20pt" style:font-weight-asian="bold" style:font-size-complex="20pt"/>
    </style:style>
    <style:style style:name="P8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bdafb" style:font-size-asian="20pt" style:font-weight-asian="bold" style:font-size-complex="20pt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fo:font-weight="bold" officeooo:rsid="001bdafb" officeooo:paragraph-rsid="001bdafb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officeooo:paragraph-rsid="001bdafb" style:font-size-asian="20pt" style:font-size-complex="20pt"/>
    </style:style>
    <style:style style:name="P11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105b6f" officeooo:paragraph-rsid="001bdafb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09f7e3" officeooo:paragraph-rsid="001bdafb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3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374d17" officeooo:paragraph-rsid="001bdafb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4pt" officeooo:paragraph-rsid="001bdafb" style:font-size-asian="14pt" style:font-name-complex="Times New Roman2" style:font-size-complex="14pt" fo:hyphenate="false" fo:hyphenation-remain-char-count="2" fo:hyphenation-push-char-count="2"/>
    </style:style>
    <style:style style:name="P15" style:family="paragraph" style:parent-style-name="Text_20_body">
      <style:paragraph-properties fo:line-height="150%" fo:text-align="justify" style:justify-single-word="false"/>
      <style:text-properties fo:font-weight="normal" officeooo:rsid="0020010f" officeooo:paragraph-rsid="0020010f" style:font-weight-asian="normal" style:font-weight-complex="normal"/>
    </style:style>
    <style:style style:name="P16" style:family="paragraph" style:parent-style-name="Text_20_body">
      <style:paragraph-properties fo:line-height="150%"/>
      <style:text-properties style:font-name="Times New Roman1" fo:font-size="14pt" officeooo:rsid="0010593e" officeooo:paragraph-rsid="001bdafb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Times New Roman1" fo:font-size="14pt" officeooo:rsid="001bdafb" officeooo:paragraph-rsid="001bdafb" style:font-size-asian="14pt" style:font-size-complex="14pt"/>
    </style:style>
    <style:style style:name="P18" style:family="paragraph" style:parent-style-name="Text_20_body">
      <style:paragraph-properties fo:line-height="100%"/>
      <style:text-properties style:font-name="Times New Roman1" fo:font-size="14pt" officeooo:rsid="000ef72e" officeooo:paragraph-rsid="001bdafb" style:font-size-asian="14pt" style:font-size-complex="14pt"/>
    </style:style>
    <style:style style:name="P19" style:family="paragraph" style:parent-style-name="Text_20_body">
      <style:paragraph-properties fo:line-height="100%"/>
      <style:text-properties style:font-name="Times New Roman1" fo:font-size="14pt" fo:font-weight="bold" officeooo:rsid="000ef72e" officeooo:paragraph-rsid="001bdafb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50%"/>
      <style:text-properties style:font-name="Times New Roman1" officeooo:paragraph-rsid="001bdafb"/>
    </style:style>
    <style:style style:name="P21" style:family="paragraph" style:parent-style-name="Text_20_body">
      <style:paragraph-properties fo:line-height="150%"/>
      <style:text-properties style:font-name="Times New Roman1" fo:font-weight="bold" officeooo:paragraph-rsid="001bdafb" style:font-weight-asian="bold" style:font-weight-complex="bold"/>
    </style:style>
    <style:style style:name="P22" style:family="paragraph" style:parent-style-name="Text_20_body">
      <style:text-properties officeooo:paragraph-rsid="001bdafb"/>
    </style:style>
    <style:style style:name="P23" style:family="paragraph" style:parent-style-name="Text_20_body" style:list-style-name="L2">
      <style:text-properties style:font-name="Times New Roman1" fo:font-size="14pt" style:font-size-asian="14pt" style:font-size-complex="14pt"/>
    </style:style>
    <style:style style:name="P24" style:family="paragraph" style:parent-style-name="Text_20_body" style:list-style-name="L3">
      <style:text-properties style:font-name="Times New Roman1" fo:font-size="14pt" style:font-size-asian="14pt" style:font-size-complex="14pt"/>
    </style:style>
    <style:style style:name="P25" style:family="paragraph" style:parent-style-name="Text_20_body" style:list-style-name="L4">
      <style:text-properties style:font-name="Times New Roman1" fo:font-size="14pt" style:font-size-asian="14pt" style:font-size-complex="14pt"/>
    </style:style>
    <style:style style:name="P26" style:family="paragraph" style:parent-style-name="Text_20_body" style:list-style-name="L5">
      <style:text-properties style:font-name="Times New Roman1" fo:font-size="14pt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01d58e2" style:font-size-asian="14pt" style:font-size-complex="14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01e6c51" style:font-size-asian="14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officeooo:rsid="001de6cf" officeooo:paragraph-rsid="001de6c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officeooo:rsid="001de6cf" officeooo:paragraph-rsid="001e6c51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officeooo:rsid="001e6c51" officeooo:paragraph-rsid="001e6c51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officeooo:rsid="0020010f" officeooo:paragraph-rsid="0020010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normal" officeooo:rsid="001de6cf" officeooo:paragraph-rsid="001de6cf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normal" officeooo:rsid="001e6c51" officeooo:paragraph-rsid="001e6c51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normal" officeooo:rsid="0020010f" officeooo:paragraph-rsid="0020010f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bdafb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39" style:family="paragraph" style:parent-style-name="Heading_20_1">
      <style:paragraph-properties fo:line-height="150%"/>
      <style:text-properties officeooo:paragraph-rsid="001bdafb"/>
    </style:style>
    <style:style style:name="P40" style:family="paragraph" style:parent-style-name="Heading_20_1">
      <style:paragraph-properties fo:line-height="150%"/>
      <style:text-properties officeooo:rsid="000ef72e" officeooo:paragraph-rsid="001bdafb"/>
    </style:style>
    <style:style style:name="P41" style:family="paragraph" style:parent-style-name="Heading_20_1">
      <style:paragraph-properties fo:line-height="150%"/>
      <style:text-properties style:font-name="Times New Roman1" officeooo:rsid="000ef72e" officeooo:paragraph-rsid="001bdafb"/>
    </style:style>
    <style:style style:name="P42" style:family="paragraph" style:parent-style-name="Heading_20_1">
      <style:text-properties officeooo:paragraph-rsid="001bdafb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1bdafb" style:font-size-asian="14pt" style:font-size-complex="14pt"/>
    </style:style>
    <style:style style:name="P45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officeooo:paragraph-rsid="001bdafb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officeooo:rsid="000eca0c" style:font-size-asian="14pt" style:font-style-asian="normal" style:font-size-complex="14pt" style:font-style-complex="normal"/>
    </style:style>
    <style:style style:name="T3" style:family="text">
      <style:text-properties fo:font-size="14pt" fo:font-style="normal" officeooo:rsid="0020c547" style:font-size-asian="14pt" style:font-style-asian="normal" style:font-size-complex="14pt" style:font-style-complex="normal"/>
    </style:style>
    <style:style style:name="T4" style:family="text">
      <style:text-properties fo:font-size="14pt" fo:font-style="normal" officeooo:rsid="0022423a" style:font-size-asian="14pt" style:font-style-asian="normal" style:font-size-complex="14pt" style:font-style-complex="normal"/>
    </style:style>
    <style:style style:name="T5" style:family="text">
      <style:text-properties officeooo:rsid="0009f7e3"/>
    </style:style>
    <style:style style:name="T6" style:family="text">
      <style:text-properties fo:font-weight="bold" officeooo:rsid="0005e099" style:font-weight-asian="bold"/>
    </style:style>
    <style:style style:name="T7" style:family="text">
      <style:text-properties fo:font-weight="bold" officeooo:rsid="000d9fe5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6c51" style:font-weight-asian="bold" style:font-weight-complex="bold"/>
    </style:style>
    <style:style style:name="T10" style:family="text">
      <style:text-properties style:font-name="Times New Roman" fo:language="ru" fo:country="RU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" fo:language="ru" fo:country="RU" officeooo:rsid="0009f7e3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" fo:language="ru" fo:country="RU" officeooo:rsid="000fb861" style:language-asian="en" style:country-asian="US" style:font-name-complex="Times New Roman2" style:language-complex="ar" style:country-complex="SA"/>
    </style:style>
    <style:style style:name="T13" style:family="text">
      <style:text-properties style:font-name="Times New Roman" fo:language="ru" fo:country="RU" officeooo:rsid="00118bb6" style:language-asian="en" style:country-asian="US" style:font-name-complex="Times New Roman2" style:language-complex="ar" style:country-complex="SA"/>
    </style:style>
    <style:style style:name="T14" style:family="text">
      <style:text-properties officeooo:rsid="000860bf"/>
    </style:style>
    <style:style style:name="T15" style:family="text">
      <style:text-properties officeooo:rsid="000ef72e"/>
    </style:style>
    <style:style style:name="T16" style:family="text">
      <style:text-properties fo:color="#000000" officeooo:rsid="0010593e" style:font-name-asian="Times New Roman2" style:language-asian="ru" style:country-asian="RU" style:font-name-complex="Times New Roman2"/>
    </style:style>
    <style:style style:name="T17" style:family="text">
      <style:text-properties fo:color="#000000" style:font-name="Times New Roman1" fo:font-size="14pt" style:font-size-asian="14pt" style:font-size-complex="14pt"/>
    </style:style>
    <style:style style:name="T18" style:family="text">
      <style:text-properties fo:color="#000000" style:font-name="Times New Roman1" fo:font-size="14pt" officeooo:rsid="0010593e" style:font-name-asian="Times New Roman2" style:font-size-asian="14pt" style:language-asian="ru" style:country-asian="RU" style:font-name-complex="Times New Roman2" style:font-size-complex="14pt"/>
    </style:style>
    <style:style style:name="T19" style:family="text">
      <style:text-properties fo:color="#000000" style:font-name="Times New Roman1" fo:font-size="14pt" officeooo:rsid="001bdafb" style:font-name-asian="Times New Roman2" style:font-size-asian="14pt" style:language-asian="ru" style:country-asian="RU" style:font-name-complex="Times New Roman2" style:font-size-complex="14pt"/>
    </style:style>
    <style:style style:name="T20" style:family="text">
      <style:text-properties officeooo:rsid="001bdaf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dafb" style:font-weight-asian="normal" style:font-weight-complex="normal"/>
    </style:style>
    <style:style style:name="T23" style:family="text">
      <style:text-properties fo:font-weight="normal" officeooo:rsid="001d58e2" style:font-weight-asian="normal" style:font-weight-complex="normal"/>
    </style:style>
    <style:style style:name="T24" style:family="text">
      <style:text-properties fo:font-weight="normal" officeooo:rsid="001de6cf" style:font-weight-asian="normal" style:font-weight-complex="normal"/>
    </style:style>
    <style:style style:name="T25" style:family="text">
      <style:text-properties fo:font-weight="normal" officeooo:rsid="001e6c51" style:font-weight-asian="normal" style:font-weight-complex="normal"/>
    </style:style>
    <style:style style:name="T26" style:family="text">
      <style:text-properties officeooo:rsid="001e6c51"/>
    </style:style>
    <style:style style:name="T27" style:family="text">
      <style:text-properties officeooo:rsid="002001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2"/>
      <text:p text:style-name="P3"><text:span text:style-name="T5">Ф</text:span>акультет: «Информационные технологии и прикладная математика»</text:p>
      <text:p text:style-name="P36">Кафедра: 806 «Вычислительная математика и программирование»</text:p>
      <text:p text:style-name="P7"/>
      <text:p text:style-name="P9">Курсовой проект</text:p>
      <text:p text:style-name="P10"><text:span text:style-name="T6">по курсу «</text:span><text:span text:style-name="T7">Операционные системы</text:span><text:span text:style-name="T6">»</text:span></text:p>
      <text:p text:style-name="P8"/>
      <text:p text:style-name="P8"/>
      <text:p text:style-name="P5"><text:span text:style-name="T11"><text:tab/><text:tab/><text:tab/><text:tab/><text:tab/><text:tab/>Г</text:span><text:span text:style-name="T10">руппа: M8o-</text:span><text:span text:style-name="T12">2</text:span><text:span text:style-name="T10">07Б-</text:span><text:span text:style-name="T13">18</text:span></text:p>
      <text:p text:style-name="P11">Студент:</text:p>
      <text:p text:style-name="P12">Токарев Никита Станиславович</text:p>
      <text:p text:style-name="P11">Преподаватель:</text:p>
      <text:p text:style-name="P6"><text:tab/><text:tab/><text:tab/><text:tab/><text:tab/><text:tab/>Миронов Евгений Сергеевич</text:p>
      <text:p text:style-name="P11">Оценка:</text:p>
      <text:p text:style-name="P11">Дата:</text:p>
      <text:p text:style-name="P13">Москва,201<text:span text:style-name="T14">9</text:span></text:p>
      <text:p text:style-name="P13"/>
      <text:p text:style-name="P13"/>
      <text:p text:style-name="P14"><text:soft-page-break/></text:p>
      <text:h text:style-name="P42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3"><text:a xlink:type="simple" xlink:href="#__RefHeading___Toc1657_3709866927" text:style-name="Index_20_Link" text:visited-style-name="Index_20_Link">1.Постановка задачи<text:tab/>3</text:a></text:p>
          <text:p text:style-name="P43"><text:a xlink:type="simple" xlink:href="#__RefHeading___Toc1659_3709866927" text:style-name="Index_20_Link" text:visited-style-name="Index_20_Link">2.Структура программы<text:tab/>3</text:a></text:p>
          <text:p text:style-name="P43"><text:a xlink:type="simple" xlink:href="#__RefHeading___Toc1661_3709866927" text:style-name="Index_20_Link" text:visited-style-name="Index_20_Link">3.Описание программы<text:tab/>3</text:a></text:p>
          <text:p text:style-name="P43"><text:a xlink:type="simple" xlink:href="#__RefHeading___Toc1663_3709866927" text:style-name="Index_20_Link" text:visited-style-name="Index_20_Link">4.Листинг программы<text:tab/>5</text:a></text:p>
          <text:p text:style-name="P43"><text:a xlink:type="simple" xlink:href="#__RefHeading___Toc1665_3709866927" text:style-name="Index_20_Link" text:visited-style-name="Index_20_Link">5.Результат работы<text:tab/>11</text:a></text:p>
          <text:p text:style-name="P43"><text:a xlink:type="simple" xlink:href="#__RefHeading___Toc1667_3709866927" text:style-name="Index_20_Link" text:visited-style-name="Index_20_Link">6.Вывод<text:tab/>13</text:a></text:p>
        </text:index-body>
      </text:table-of-content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p text:style-name="P22"/>
      <text:p text:style-name="P22"/>
      <text:p text:style-name="P22"/>
      <text:p text:style-name="P22"/>
      <text:h text:style-name="P42" text:outline-level="1"/>
      <text:p text:style-name="P22"/>
      <text:h text:style-name="P39" text:outline-level="1"><text:bookmark-start text:name="__RefHeading___Toc1657_3709866927"/><text:soft-page-break/><text:span text:style-name="T15">1.</text:span>Постановка задачи<text:bookmark-end text:name="__RefHeading___Toc1657_3709866927"/></text:h>
      <text:p text:style-name="P45"><text:span text:style-name="T17"><text:tab/></text:span><text:span text:style-name="T18">Нужна полноценная библиотека, которую можно было бы присоединять к любому проекту и далее достаточно было бы обращаться к серверу сообщений указав только его адре</text:span><text:span text:style-name="T19">c</text:span><text:span text:style-name="T18"> </text:span></text:p>
      <text:list xml:id="list442118991" text:style-name="L2">
        <text:list-item>
          <text:p text:style-name="P23">Нужно несколько основных функций для библиотеки: </text:p>
        </text:list-item>
      </text:list>
      <text:list xml:id="list2271448754" text:style-name="L3">
        <text:list-item>
          <text:p text:style-name="P37">Отправка сообщений (Send(«MyQueue»,message, priority:3, expirationTime:30sec) </text:p>
        </text:list-item>
        <text:list-item>
          <text:p text:style-name="P37">Создание очереди по имени (Create(«MyQueue», persistance:false)) </text:p>
        </text:list-item>
        <text:list-item>
          <text:p text:style-name="P37">Ожидание приёма сообщения (Recieve&lt;MyType&gt;()) </text:p>
        </text:list-item>
        <text:list-item>
          <text:p text:style-name="P24">Удаление очереди </text:p>
        </text:list-item>
      </text:list>
      <text:list xml:id="list844469538" text:style-name="L4">
        <text:list-item>
          <text:p text:style-name="P25">Дополнительные функции у самой очереди: </text:p>
        </text:list-item>
      </text:list>
      <text:list xml:id="list2966882865" text:style-name="L5">
        <text:list-item>
          <text:p text:style-name="P38">У каждого сообщения должен быть приоритет </text:p>
        </text:list-item>
        <text:list-item>
          <text:p text:style-name="P38">У каждого сообщения должно быть время жизни </text:p>
        </text:list-item>
        <text:list-item>
          <text:p text:style-name="P26">Очередь должна создаваться «персистентной» или нет. Если остановить сервер очередей сообещений, то персистентные очереди должны сохранить свои сообщения после повторного запуска </text:p>
        </text:list-item>
      </text:list>
      <text:p text:style-name="P44"><text:span text:style-name="T16"/></text:p>
      <text:h text:style-name="P40" text:outline-level="1"><text:bookmark-start text:name="__RefHeading___Toc1659_3709866927"/>2.Структура программы<text:bookmark-end text:name="__RefHeading___Toc1659_3709866927"/></text:h>
      <text:p text:style-name="P16">В данной работе в моя программа состоит из <text:span text:style-name="T20">трех</text:span> файлов:</text:p>
      <text:p text:style-name="P16">1. <text:span text:style-name="T20">server.py</text:span></text:p>
      <text:p text:style-name="P16">2. <text:span text:style-name="T20">queuemodule.py</text:span></text:p>
      <text:p text:style-name="P17">3. client.py</text:p>
      <text:h text:style-name="P39" text:outline-level="1"><text:bookmark-start text:name="__RefHeading___Toc1661_3709866927"/><text:span text:style-name="T15">3.Описание программы</text:span><text:bookmark-end text:name="__RefHeading___Toc1661_3709866927"/></text:h>
      <text:p text:style-name="P27"><text:span text:style-name="T22">В данной работе была подключен модуль с персистентной очередью</text:span><text:span text:style-name="T23">: </text:span><text:span text:style-name="T8">persistqueue. </text:span><text:span text:style-name="T23">Также работая с данной очередью, использовалась база данных Sqlite. Связь между сервером и клиентом осуществляется через сокеты, также хотелось бы отметить, что используется библиотека через которую </text:span><text:soft-page-break/><text:span text:style-name="T23">принимаются и отправляются данные. Отправка сообщений, прием <text:s/>и все необходимые функции реализованы в нашем подключаемом модуле. При запуске client.py нужно ввести имя, и после данного действия с помощью библиотеки посылается сообщение на сервер о подключении клиента. </text:span><text:span text:style-name="T24">Затем же у клиента появляются возможности отправки сообщения и остальных функций.</text:span></text:p>
      <text:p text:style-name="P29">1) Отправка сообщения</text:p>
      <text:p text:style-name="P33">Клиенту напечатав сообщение, предлагается указать: время жизни в секундах, приоритет(от 1 до 3), а также указать персистентное сообщение или нет. Далее же необходимые данные добавляются в очередь сообщений, а само сообщение после кодировки с помощью сокетов отправляется на сервер.</text:p>
      <text:p text:style-name="P29">2) Прием сообщений</text:p>
      <text:p text:style-name="P33">Вначале очередь проверяется на наличие сообщений с просроченным временем жизни и сортируются по приоритету. После данных манипуляций клиенту печатаются сообщения, находящиеся в очереди.</text:p>
      <text:p text:style-name="P30"><text:span text:style-name="T26">3</text:span>) <text:span text:style-name="T26">Удаление</text:span> <text:span text:style-name="T26">очереди</text:span></text:p>
      <text:p text:style-name="P34">Все сообщения из очереди удаляются(get).</text:p>
      <text:p text:style-name="P31">Время жизни сообщения:<text:span text:style-name="T21"> В очередь добавляется сообщение с параметром текущего времени, а также времени жизни. При обработке очереди проверяется сколько времени прошло после добавления и сравнивается с временем жизни.</text:span></text:p>
      <text:p text:style-name="P28"><text:span text:style-name="T9">Приоритет: </text:span><text:span text:style-name="T25">Существуют три приоритета: </text:span><text:span text:style-name="T8">"Priority:3(low),2(middle),1(high): "</text:span></text:p>
      <text:p text:style-name="P35">При обработке очереди сообщения сортируется в зависимости от их приоритета.</text:p>
      <text:p text:style-name="P32">Персистентные сообщения: <text:span text:style-name="T21">В очереди хранится переменная, отвечающая за статус сообщения: персистное или нет. При выходе из сервера осуществляется проверка очереди на наличие неперсистентных сообщений.</text:span></text:p>
      <text:h text:style-name="P40" text:outline-level="1"><text:soft-page-break/></text:h>
      <text:h text:style-name="P40" text:outline-level="1"><text:bookmark-start text:name="__RefHeading___Toc1663_3709866927"/>4.Листинг программы<text:bookmark-end text:name="__RefHeading___Toc1663_3709866927"/></text:h>
      <text:p text:style-name="P21">//<text:span text:style-name="T20">client.py</text:span></text:p>
      <text:p text:style-name="P20">import socket, threading, time, string,persistqueue, quemodule #библиотеки</text:p>
      <text:p text:style-name="P20">shutdown = False</text:p>
      <text:p text:style-name="P20">join = False</text:p>
      <text:p text:style-name="P20">alias = input("Name: ")</text:p>
      <text:p text:style-name="P20">while shutdown == False:</text:p>
      <text:p text:style-name="P20"><text:tab/>if join == False:</text:p>
      <text:p text:style-name="P20"><text:tab/><text:tab/>join = quemodule.Connect(alias)</text:p>
      <text:p text:style-name="P20"><text:tab/>else:</text:p>
      <text:p text:style-name="P20"><text:tab/><text:tab/>try:</text:p>
      <text:p text:style-name="P20"><text:tab/><text:tab/><text:tab/>message = input()</text:p>
      <text:p text:style-name="P20"><text:tab/><text:tab/><text:tab/>if message == "/recieve":</text:p>
      <text:p text:style-name="P20"><text:tab/><text:tab/><text:tab/><text:tab/>quemodule.Recieve(alias) # считываем сообщение</text:p>
      <text:p text:style-name="P20"><text:tab/><text:tab/><text:tab/>elif message == "/quit":</text:p>
      <text:p text:style-name="P20"><text:tab/><text:tab/><text:tab/><text:tab/>quemodule.Unconnect(alias)</text:p>
      <text:p text:style-name="P20"><text:tab/><text:tab/><text:tab/><text:tab/>shutdown = True</text:p>
      <text:p text:style-name="P20"><text:tab/><text:tab/><text:tab/>elif message == "/clear":</text:p>
      <text:p text:style-name="P20"><text:tab/><text:tab/><text:tab/><text:tab/>quemodule.DeleteAllQueue()</text:p>
      <text:p text:style-name="P20"><text:tab/><text:tab/><text:tab/>else:</text:p>
      <text:p text:style-name="P20"><text:tab/><text:tab/><text:tab/><text:tab/>extime = input("ExpirationTime(sec): ")</text:p>
      <text:p text:style-name="P20"><text:tab/><text:tab/><text:tab/><text:tab/>priority = input("Priority:3(low),2(middle),1(high): ")</text:p>
      <text:p text:style-name="P20"><text:tab/><text:tab/><text:tab/><text:tab/>pers = input("Pers Yes or No: ")</text:p>
      <text:p text:style-name="P20"><text:soft-page-break/><text:tab/><text:tab/><text:tab/><text:tab/>quemodule.Send(alias,message,extime,priority,pers)</text:p>
      <text:p text:style-name="P20"><text:tab/><text:tab/><text:tab/>time.sleep(0.2)</text:p>
      <text:p text:style-name="P20"><text:tab/><text:tab/>except Exception as err:</text:p>
      <text:p text:style-name="P20"><text:tab/><text:tab/><text:tab/>print(err)</text:p>
      <text:p text:style-name="P20"><text:tab/><text:tab/><text:tab/>quemodule.Unconnect(name)</text:p>
      <text:p text:style-name="P20"><text:tab/><text:tab/><text:tab/>shutdown = True<text:tab/><text:tab/><text:tab/></text:p>
      <text:p text:style-name="P21">//<text:span text:style-name="T20">server.py</text:span></text:p>
      <text:p text:style-name="P20">import socket, time, persistqueue, os, shutil, collections, threading, math, quemodule</text:p>
      <text:p text:style-name="P20">quit = False</text:p>
      <text:p text:style-name="P20">host = socket.gethostbyname(socket.gethostname()) # в клиенте</text:p>
      <text:p text:style-name="P20">print(host)</text:p>
      <text:p text:style-name="P20">port = 9090</text:p>
      <text:p text:style-name="P20">s = socket.socket(socket.AF_INET,socket.SOCK_DGRAM)</text:p>
      <text:p text:style-name="P20">s.bind((host,port))</text:p>
      <text:p text:style-name="P20">print("[ Server Started ]")</text:p>
      <text:p text:style-name="P20">while not quit:</text:p>
      <text:p text:style-name="P20"><text:tab/>try:</text:p>
      <text:p text:style-name="P20"><text:tab/><text:tab/>data, addr= s.recvfrom(1024)</text:p>
      <text:p text:style-name="P20"><text:tab/><text:tab/>itsatime = time.strftime("%Y-%m-%d-%H.%M.%S", time.localtime()) # берем время для того чтобы на сервере отображалось время отправки сообщения</text:p>
      <text:p text:style-name="P20"><text:tab/><text:tab/># тут добавление в клиентs</text:p>
      <text:p text:style-name="P20"><text:tab/><text:tab/>print("["+addr[0]+"]=["+str(addr[1])+"]=["+itsatime+"]/",end="") # принтим сообщение и время серверу</text:p>
      <text:p text:style-name="P20"><text:tab/><text:tab/>print(data.decode("utf-8"))</text:p>
      <text:p text:style-name="P20"><text:tab/>except KeyboardInterrupt:</text:p>
      <text:p text:style-name="P20"><text:tab/><text:tab/>quemodule.check()</text:p>
      <text:p text:style-name="P20"><text:soft-page-break/><text:tab/><text:tab/>quit = True</text:p>
      <text:p text:style-name="P20"><text:tab/><text:tab/>print("\n[ Server Stopped ]")</text:p>
      <text:p text:style-name="P20">s.close()</text:p>
      <text:p text:style-name="P20">//<text:span text:style-name="T20">queuemodule.py</text:span></text:p>
      <text:p text:style-name="P20">import socket, time, persistqueue, <text:s/>os, shutil, math, operator</text:p>
      <text:p text:style-name="P20">path = os.path.join(os.path.abspath(os.path.dirname(__file__)), 'myqueue') </text:p>
      <text:p text:style-name="P20">q = persistqueue.SQLiteQueue(path, auto_commit=True)</text:p>
      <text:p text:style-name="P20"># connect</text:p>
      <text:p text:style-name="P20">host = ""</text:p>
      <text:p text:style-name="P20">server = (host,9090)</text:p>
      <text:p text:style-name="P20">host = socket.gethostbyname(socket.gethostname()) # это наш айпи</text:p>
      <text:p text:style-name="P20">port = 0</text:p>
      <text:p text:style-name="P20">s = socket.socket(socket.AF_INET,socket.SOCK_DGRAM) </text:p>
      <text:p text:style-name="P20">s.bind((host,port)) # передаем ему айпи</text:p>
      <text:p text:style-name="P20">s.setblocking(0) # не уверен, что это нужно, но она предотвращает возможные ошибки</text:p>
      <text:p text:style-name="P20"># connect</text:p>
      <text:p text:style-name="P20">def SortThird(val):</text:p>
      <text:p text:style-name="P20"><text:tab/>return val[2]</text:p>
      <text:p text:style-name="P20">def check ():</text:p>
      <text:p text:style-name="P20"><text:tab/>global q</text:p>
      <text:p text:style-name="P20"><text:tab/>q = persistqueue.SQLiteQueue(path, auto_commit=True)</text:p>
      <text:p text:style-name="P20"><text:tab/>i = q.qsize()</text:p>
      <text:p text:style-name="P20"><text:tab/>while (i &gt; 0):</text:p>
      <text:p text:style-name="P20"><text:tab/><text:tab/>dat, dr, pr, vrem, exptime, pers = q.get()</text:p>
      <text:p text:style-name="P20"><text:tab/><text:tab/>if pers == "Yes":</text:p>
      <text:p text:style-name="P20"><text:soft-page-break/><text:tab/><text:tab/><text:tab/>q.put((dat,dr,pr,vrem,exptime,pers))</text:p>
      <text:p text:style-name="P20"><text:tab/><text:tab/>i = i - 1</text:p>
      <text:p text:style-name="P20">def delete (q): # время жизни сообщений(высчитываю не совсем корректно но это бетка)</text:p>
      <text:p text:style-name="P20"><text:tab/>try:</text:p>
      <text:p text:style-name="P20"><text:tab/><text:tab/>i = q.qsize()</text:p>
      <text:p text:style-name="P20"><text:tab/><text:tab/>size = i</text:p>
      <text:p text:style-name="P20"><text:tab/><text:tab/>while (i &gt; 0):</text:p>
      <text:p text:style-name="P20"><text:tab/><text:tab/><text:tab/>clock = time.strftime("%d%M%S", time.localtime()) # время сейчас</text:p>
      <text:p text:style-name="P20"><text:tab/><text:tab/><text:tab/>clock = int(clock)</text:p>
      <text:p text:style-name="P20"><text:tab/><text:tab/><text:tab/>dat, dr, pr, vrem, exptime, pers = q.get()</text:p>
      <text:p text:style-name="P20"><text:tab/><text:tab/><text:tab/>a = int(math.fabs(int(clock) - int(vrem))) # разница времени сообщения и время сейчас</text:p>
      <text:p text:style-name="P20"><text:tab/><text:tab/><text:tab/>if (a &lt; int(exptime)): # если больше n секунд, сам тут в ифе выбираешь, то сообщение удаляется из персистентноц очереди</text:p>
      <text:p text:style-name="P20"><text:tab/><text:tab/><text:tab/><text:tab/>q.put((dat, dr, pr, vrem, exptime,pers))</text:p>
      <text:p text:style-name="P20"><text:tab/><text:tab/><text:tab/>i = i - 1</text:p>
      <text:p text:style-name="P20"><text:tab/><text:tab/>return 0</text:p>
      <text:p text:style-name="P20"><text:tab/>except:</text:p>
      <text:p text:style-name="P20"><text:tab/><text:tab/>return 0</text:p>
      <text:p text:style-name="P20">def sort (q):</text:p>
      <text:p text:style-name="P20"><text:tab/>try:</text:p>
      <text:p text:style-name="P20"><text:tab/><text:tab/>i = q.size</text:p>
      <text:p text:style-name="P20"><text:tab/><text:tab/>size = i</text:p>
      <text:p text:style-name="P20"><text:tab/><text:tab/>nlist = []</text:p>
      <text:p text:style-name="P20"><text:tab/><text:tab/>while(i &gt; 0):</text:p>
      <text:p text:style-name="P20"><text:tab/><text:tab/><text:tab/>dat, dr, pr, vrem, exptime, pers = q.get()</text:p>
      <text:p text:style-name="P20"><text:soft-page-break/><text:tab/><text:tab/><text:tab/>nlist.append((dat, dr, pr, vrem, exptime,pers))</text:p>
      <text:p text:style-name="P20"><text:tab/><text:tab/><text:tab/>i = i - 1</text:p>
      <text:p text:style-name="P20"><text:tab/><text:tab/>nlist.sort(key = SortThird)</text:p>
      <text:p text:style-name="P20"><text:tab/><text:tab/>nlist.reverse()</text:p>
      <text:p text:style-name="P20"><text:tab/><text:tab/>while(size &gt; 0):</text:p>
      <text:p text:style-name="P20"><text:tab/><text:tab/><text:tab/>dat, dr, pr, vrem, exptime, pers = nlist.pop()</text:p>
      <text:p text:style-name="P20"><text:tab/><text:tab/><text:tab/>q.put((dat, dr, pr, vrem, exptime, pers))</text:p>
      <text:p text:style-name="P20"><text:tab/><text:tab/><text:tab/>size = size - 1</text:p>
      <text:p text:style-name="P20"><text:tab/><text:tab/>return 0</text:p>
      <text:p text:style-name="P20"><text:tab/>except:</text:p>
      <text:p text:style-name="P20"><text:tab/><text:tab/>return 0</text:p>
      <text:p text:style-name="P20">def Connect(name):</text:p>
      <text:p text:style-name="P20"><text:tab/>message = '/connect:' + name</text:p>
      <text:p text:style-name="P20"><text:tab/>s.sendto((message).encode("utf-8"),server)</text:p>
      <text:p text:style-name="P20"><text:tab/>return True</text:p>
      <text:p text:style-name="P20">def Unconnect(name):</text:p>
      <text:p text:style-name="P20"><text:tab/>message = '/unconnect:' + name</text:p>
      <text:p text:style-name="P20"><text:tab/>s.sendto((message).encode("utf-8"),server)</text:p>
      <text:p text:style-name="P20"># main functions</text:p>
      <text:p text:style-name="P20">def Send(name, message, extime, priority, pers):</text:p>
      <text:p text:style-name="P20"><text:tab/>global q</text:p>
      <text:p text:style-name="P20"><text:tab/>clock = time.strftime("%d%M%S", time.localtime()) # для времени жизни сообщений</text:p>
      <text:p text:style-name="P20"><text:tab/>q.put((message, name, priority, clock, extime, pers))</text:p>
      <text:p text:style-name="P20"><text:tab/>message = '/send:' + str(message) + ',name:' + str(name)</text:p>
      <text:p text:style-name="P20"><text:tab/>s.sendto((message).encode("utf-8"),server)<text:tab/></text:p>
      <text:p text:style-name="P20"><text:soft-page-break/>def Recieve(name):</text:p>
      <text:p text:style-name="P20"><text:tab/>global q</text:p>
      <text:p text:style-name="P20"><text:tab/>q = persistqueue.SQLiteQueue(path, auto_commit=True)</text:p>
      <text:p text:style-name="P20"><text:tab/>try:</text:p>
      <text:p text:style-name="P20"><text:tab/><text:tab/>sort(q)</text:p>
      <text:p text:style-name="P20"><text:tab/><text:tab/>delete(q)</text:p>
      <text:p text:style-name="P20"><text:tab/><text:tab/>i = q.qsize()</text:p>
      <text:p text:style-name="P20"><text:tab/><text:tab/>while(i &gt; 0):</text:p>
      <text:p text:style-name="P20"><text:tab/><text:tab/><text:tab/>dat, dr, pr, vrem, exptime, pers = q.get()</text:p>
      <text:p text:style-name="P20"><text:tab/><text:tab/><text:tab/>if(name != dr):</text:p>
      <text:p text:style-name="P20"><text:tab/><text:tab/><text:tab/><text:tab/>forprint = str(dat) + ' ,/name:' + dr + ' ,/priority:' + pr + ' ,/time:' + exptime</text:p>
      <text:p text:style-name="P20"><text:tab/><text:tab/><text:tab/><text:tab/>print(forprint)</text:p>
      <text:p text:style-name="P20"><text:tab/><text:tab/><text:tab/><text:tab/>q.put((dat,dr,pr,vrem,exptime,pers))</text:p>
      <text:p text:style-name="P20"><text:tab/><text:tab/><text:tab/>elif (name == dr):</text:p>
      <text:p text:style-name="P20"><text:tab/><text:tab/><text:tab/><text:tab/>q.put((dat,dr,pr,vrem,exptime,pers))</text:p>
      <text:p text:style-name="P20"><text:tab/><text:tab/><text:tab/>i = i - 1</text:p>
      <text:p text:style-name="P20"><text:tab/>except Exception as err:</text:p>
      <text:p text:style-name="P20"><text:tab/><text:tab/>print(err)</text:p>
      <text:p text:style-name="P20"><text:tab/><text:tab/>print("Error in recieve")</text:p>
      <text:p text:style-name="P20">def DeleteQueue():</text:p>
      <text:p text:style-name="P20"><text:tab/>global q</text:p>
      <text:p text:style-name="P20"><text:tab/>i = q.qsize()</text:p>
      <text:p text:style-name="P20"><text:tab/>while (i &gt; 0): # очищаем нашу очередь</text:p>
      <text:p text:style-name="P20"><text:tab/><text:tab/>dat, dr, pr, vrem, exptime, pers = q.get()</text:p>
      <text:p text:style-name="P20"><text:tab/><text:tab/>if(name != dr):</text:p>
      <text:p text:style-name="P20"><text:soft-page-break/><text:tab/><text:tab/><text:tab/>q.put((dat,dr,pr,vrem,exptime,pers))</text:p>
      <text:p text:style-name="P20"><text:tab/><text:tab/>i = i - 1</text:p>
      <text:p text:style-name="P20">def DeleteAllQueue():</text:p>
      <text:p text:style-name="P20"><text:tab/>global q</text:p>
      <text:p text:style-name="P20"><text:tab/>DeleteQueue()</text:p>
      <text:p text:style-name="P20"># main functions</text:p>
      <text:h text:style-name="P40" text:outline-level="1"><text:bookmark-start text:name="__RefHeading___Toc1665_3709866927"/>5.Результат работы<text:bookmark-end text:name="__RefHeading___Toc1665_3709866927"/></text:h>
      <text:p text:style-name="P19">///<text:span text:style-name="T27">client.py</text:span></text:p>
      <text:p text:style-name="P18">nikita@nikita-HP:~/oc/kp/KPos$ python3 client.py</text:p>
      <text:p text:style-name="P18">Name: def</text:p>
      <text:p text:style-name="P18">gdkjgdljg</text:p>
      <text:p text:style-name="P18">ExpirationTime(sec): 20</text:p>
      <text:p text:style-name="P18">Priority:3(low),2(middle),1(high): 1</text:p>
      <text:p text:style-name="P18">Pers Yes or No: Yes</text:p>
      <text:p text:style-name="P18">fdghgkdhfgkhdgkhd</text:p>
      <text:p text:style-name="P18">ExpirationTime(sec): 100</text:p>
      <text:p text:style-name="P18">Priority:3(low),2(middle),1(high): 2</text:p>
      <text:p text:style-name="P18">Pers Yes or No: No</text:p>
      <text:p text:style-name="P18">ghgdfhgjdghdjgh</text:p>
      <text:p text:style-name="P18">ExpirationTime(sec): 1000</text:p>
      <text:p text:style-name="P18">Priority:3(low),2(middle),1(high): 1</text:p>
      <text:p text:style-name="P18">Pers Yes or No: No</text:p>
      <text:p text:style-name="P18">fksdfkshgfskhgdfkhgd</text:p>
      <text:p text:style-name="P18">ExpirationTime(sec): 1000</text:p>
      <text:p text:style-name="P18">Priority:3(low),2(middle),1(high): 1</text:p>
      <text:p text:style-name="P18">Pers Yes or No: No</text:p>
      <text:p text:style-name="P19">//<text:span text:style-name="T27">client.py</text:span></text:p>
      <text:p text:style-name="P18">nikita@nikita-HP:~/oc/kp/KPos$ python3 client.py</text:p>
      <text:p text:style-name="P18"><text:soft-page-break/>Name: reddd</text:p>
      <text:p text:style-name="P18">/recieve</text:p>
      <text:p text:style-name="P18">fdghgkdhfgkhdgkhd ,/name:def ,/priority:2 ,/time:100</text:p>
      <text:p text:style-name="P18">/recieve</text:p>
      <text:p text:style-name="P18">ghgdfhgjdghdjgh ,/name:def ,/priority:1 ,/time:1000</text:p>
      <text:p text:style-name="P18">fksdfkshgfskhgdfkhgd ,/name:def ,/priority:1 ,/time:1000</text:p>
      <text:p text:style-name="P18">fdghgkdhfgkhdgkhd ,/name:def ,/priority:2 ,/time:100</text:p>
      <text:p text:style-name="P18">/recieve</text:p>
      <text:p text:style-name="P18">// <text:span text:style-name="T27">Данное действие осуществлялось после закрытия сервера и все неперсистентные сообщения были удалены.</text:span></text:p>
      <text:p text:style-name="P19">//<text:span text:style-name="T27">server.py</text:span></text:p>
      <text:p text:style-name="P18">nikita@nikita-HP:~/oc/kp/KPos$ python3 server.py</text:p>
      <text:p text:style-name="P18">127.0.1.1</text:p>
      <text:p text:style-name="P18">[ Server Started ]</text:p>
      <text:p text:style-name="P18">[127.0.1.1]=[54775]=[2020-03-10-17.20.03]//connect:def</text:p>
      <text:p text:style-name="P18">[127.0.1.1]=[54775]=[2020-03-10-17.20.10]//send:gdkjgdljg,name:def</text:p>
      <text:p text:style-name="P18">[127.0.1.1]=[54775]=[2020-03-10-17.20.19]//send:fdghgkdhfgkhdgkhd,name:def</text:p>
      <text:p text:style-name="P18">[127.0.1.1]=[56035]=[2020-03-10-17.20.37]//connect:reddd</text:p>
      <text:p text:style-name="P18">[127.0.1.1]=[54775]=[2020-03-10-17.21.04]//send:ghgdfhgjdghdjgh,name:def</text:p>
      <text:p text:style-name="P18">[127.0.1.1]=[54775]=[2020-03-10-17.21.12]//send:fksdfkshgfskhgdfkhgd,name:def</text:p>
      <text:p text:style-name="P18">^C</text:p>
      <text:p text:style-name="P18">[ Server Stopped ]</text:p>
      <text:p text:style-name="P18">nikita@nikita-HP:~/oc/kp/KPos$ python3 server.py</text:p>
      <text:p text:style-name="P18">127.0.1.1</text:p>
      <text:p text:style-name="P18">[ Server Started ]</text:p>
      <text:h text:style-name="P41" text:outline-level="1"><text:soft-page-break/></text:h>
      <text:h text:style-name="P41" text:outline-level="1"><text:bookmark-start text:name="__RefHeading___Toc1667_3709866927"/>6.Вывод<text:bookmark-end text:name="__RefHeading___Toc1667_3709866927"/></text:h>
      <text:p text:style-name="P15"><text:bookmark-start text:name="__RefHeading___Toc3862_3843017598"/><text:span text:style-name="T2">П</text:span><text:span text:style-name="T1">ри выполнении курсового проекта </text:span><text:span text:style-name="T3">были изучены основы языка программирования Python. <text:s/>В ходе работы также познакомились с такими технологиями: сокеты, очередь сообщений, <text:s/>персистентные очереди и модули на языке Python. Для каждого сообщения реализован приоритет, время жизни и персистентность. Был получен ценный опыт работы в команде, который наверняка пригодится в будущем. Из минусов нашей работы хотелось бы отметить то, что была подключена персистентная очередь из открытого доступа, </text:span><text:span text:style-name="T4">однако в ходе работы были изучены все свойства персистентной очереди и получены необходимые знания о ней. 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1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7:15.022739661</meta:creation-date>
    <dc:date>2020-03-10T17:43:13.804515340</dc:date>
    <meta:editing-duration>PT11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3" meta:paragraph-count="250" meta:word-count="1176" meta:character-count="9726" meta:non-whitespace-character-count="8533"/>
  </office:meta>
</office:document-meta>
</file>